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6pt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/>
    </style:style>
    <style:style style:name="P4" style:family="paragraph">
      <style:paragraph-properties fo:text-align="center"/>
    </style:style>
    <style:style style:name="P5" style:family="paragraph">
      <style:text-properties fo:font-family="'Times New Roman'" style:font-style-name="Italic" style:font-family-generic="roman" style:font-pitch="variable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302cm" svg:height="1.524cm" svg:x="2.397cm" svg:y="6.588cm">
          <text:p text:style-name="P1">Traditional</text:p>
          <text:p text:style-name="P1">Education</text:p>
        </draw:rect>
        <draw:rect draw:style-name="gr1" draw:text-style-name="P1" xml:id="id2" draw:id="id2" draw:layer="layout" svg:width="3.302cm" svg:height="1.524cm" svg:x="6.797cm" svg:y="6.588cm">
          <text:p text:style-name="P1">Blended</text:p>
          <text:p text:style-name="P1">Education</text:p>
        </draw:rect>
        <draw:rect draw:style-name="gr1" draw:text-style-name="P2" xml:id="id5" draw:id="id5" draw:layer="layout" svg:width="3.302cm" svg:height="1.111cm" svg:x="6.797cm" svg:y="4.588cm">
          <text:p text:style-name="P2">Distance</text:p>
          <text:p text:style-name="P2">Education</text:p>
        </draw:rect>
        <draw:rect draw:style-name="gr1" draw:text-style-name="P2" xml:id="id6" draw:id="id6" draw:layer="layout" svg:width="3.302cm" svg:height="1.184cm" svg:x="6.797cm" svg:y="8.888cm">
          <text:p text:style-name="P2">AI supports</text:p>
        </draw:rect>
        <draw:rect draw:style-name="gr1" draw:text-style-name="P1" xml:id="id3" draw:id="id3" draw:layer="layout" svg:width="3.302cm" svg:height="1.524cm" svg:x="11.097cm" svg:y="6.588cm">
          <text:p text:style-name="P1">Open</text:p>
          <text:p text:style-name="P1">University</text:p>
        </draw:rect>
        <draw:rect draw:style-name="gr1" draw:text-style-name="P1" xml:id="id4" draw:id="id4" draw:layer="layout" svg:width="3.302cm" svg:height="1.524cm" svg:x="15.297cm" svg:y="6.588cm">
          <text:p text:style-name="P1">Home</text:p>
          <text:p text:style-name="P1">University</text:p>
        </draw:rect>
        <draw:rect draw:style-name="gr1" draw:text-style-name="P2" xml:id="id7" draw:id="id7" draw:layer="layout" svg:width="3.302cm" svg:height="1.111cm" svg:x="11.097cm" svg:y="4.589cm">
          <text:p text:style-name="P2">High layer</text:p>
          <text:p text:style-name="P2">Architecture</text:p>
        </draw:rect>
        <draw:rect draw:style-name="gr1" draw:text-style-name="P2" xml:id="id8" draw:id="id8" draw:layer="layout" svg:width="3.302cm" svg:height="1.184cm" svg:x="11.097cm" svg:y="8.888cm">
          <text:p text:style-name="P3">Personalized</text:p>
          <text:p text:style-name="P3">Learning</text:p>
        </draw:rect>
        <draw:rect draw:style-name="gr1" draw:text-style-name="P2" xml:id="id9" draw:id="id9" draw:layer="layout" svg:width="3.302cm" svg:height="1.111cm" svg:x="15.297cm" svg:y="4.59cm">
          <text:p text:style-name="P2">Virtual reality</text:p>
        </draw:rect>
        <draw:rect draw:style-name="gr1" draw:text-style-name="P2" xml:id="id10" draw:id="id10" draw:layer="layout" svg:width="3.302cm" svg:height="1.184cm" svg:x="15.297cm" svg:y="8.888cm">
          <text:p text:style-name="P2">Augmented reality</text:p>
        </draw:rect>
        <draw:connector draw:style-name="gr2" draw:text-style-name="P4" draw:layer="layout" draw:type="line" svg:x1="5.699cm" svg:y1="7.35cm" svg:x2="6.797cm" svg:y2="7.35cm" draw:start-shape="id1" draw:start-glue-point="1" draw:end-shape="id2" draw:end-glue-point="3" svg:d="M5699 7350h1098">
          <text:p/>
        </draw:connector>
        <draw:connector draw:style-name="gr2" draw:text-style-name="P4" draw:layer="layout" draw:type="line" svg:x1="10.099cm" svg:y1="7.35cm" svg:x2="11.097cm" svg:y2="7.35cm" draw:start-shape="id2" draw:start-glue-point="1" draw:end-shape="id3" draw:end-glue-point="3" svg:d="M10099 7350h998">
          <text:p/>
        </draw:connector>
        <draw:connector draw:style-name="gr2" draw:text-style-name="P4" draw:layer="layout" draw:type="line" svg:x1="14.399cm" svg:y1="7.35cm" svg:x2="15.297cm" svg:y2="7.35cm" draw:start-shape="id3" draw:start-glue-point="1" draw:end-shape="id4" draw:end-glue-point="3" svg:d="M14399 7350h898">
          <text:p/>
        </draw:connector>
        <draw:connector draw:style-name="gr3" draw:text-style-name="P4" draw:layer="layout" draw:type="line" svg:x1="8.448cm" svg:y1="5.699cm" svg:x2="8.448cm" svg:y2="6.588cm" draw:start-shape="id5" draw:start-glue-point="2" draw:end-shape="id2" draw:end-glue-point="0" svg:d="M8448 5699v889">
          <text:p/>
        </draw:connector>
        <draw:connector draw:style-name="gr3" draw:text-style-name="P4" draw:layer="layout" draw:type="line" svg:x1="8.448cm" svg:y1="8.888cm" svg:x2="8.448cm" svg:y2="8.112cm" draw:start-shape="id6" draw:start-glue-point="0" draw:end-shape="id2" draw:end-glue-point="2" svg:d="M8448 8888v-776">
          <text:p/>
        </draw:connector>
        <draw:connector draw:style-name="gr3" draw:text-style-name="P4" draw:layer="layout" draw:type="line" svg:x1="12.748cm" svg:y1="5.7cm" svg:x2="12.748cm" svg:y2="6.588cm" draw:start-shape="id7" draw:start-glue-point="2" draw:end-shape="id3" draw:end-glue-point="0" svg:d="M12748 5700v888">
          <text:p/>
        </draw:connector>
        <draw:connector draw:style-name="gr3" draw:text-style-name="P4" draw:layer="layout" draw:type="line" svg:x1="12.748cm" svg:y1="8.888cm" svg:x2="12.748cm" svg:y2="8.112cm" draw:start-shape="id8" draw:start-glue-point="0" draw:end-shape="id3" draw:end-glue-point="2" svg:d="M12748 8888v-776">
          <text:p/>
        </draw:connector>
        <draw:connector draw:style-name="gr3" draw:text-style-name="P4" draw:layer="layout" draw:type="line" svg:x1="16.948cm" svg:y1="5.701cm" svg:x2="16.948cm" svg:y2="6.588cm" draw:start-shape="id9" draw:start-glue-point="2" draw:end-shape="id4" draw:end-glue-point="0" svg:d="M16948 5701v887">
          <text:p/>
        </draw:connector>
        <draw:connector draw:style-name="gr3" draw:text-style-name="P4" draw:layer="layout" draw:type="line" svg:x1="16.948cm" svg:y1="8.888cm" svg:x2="16.948cm" svg:y2="8.112cm" draw:start-shape="id10" draw:start-glue-point="0" draw:end-shape="id4" draw:end-glue-point="2" svg:d="M16948 8888v-776">
          <text:p/>
        </draw:connector>
        <draw:frame draw:style-name="gr4" draw:text-style-name="P5" draw:layer="layout" svg:width="4.342cm" svg:height="0.734cm" svg:x="10.565cm" svg:y="3.92cm">
          <draw:text-box>
            <text:p text:style-name="P5">Governmental polici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23-10-20T15:45:02.92</meta:creation-date>
    <dc:date>2023-10-20T16:09:56.61</dc:date>
    <dc:creator>Loc Nguyen</dc:creator>
    <meta:editing-duration>PT24M52S</meta:editing-duration>
    <meta:editing-cycles>8</meta:editing-cycles>
    <meta:generator>OpenOffice/4.1.2$Win32 OpenOffice.org_project/412m3$Build-9782</meta:generator>
    <meta:document-statistic meta:object-count="20"/>
  </office:meta>
</office:document-meta>
</file>